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ALCULATION OF AVERAGE RADII 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27" calcext:value-type="float">
            <text:p>1.27</text:p>
          </table:table-cell>
          <table:table-cell table:formula="of:=SUM([.A3:.A5])/3" office:value-type="float" office:value="1.29" calcext:value-type="float">
            <text:p>1.29</text:p>
          </table:table-cell>
          <table:table-cell office:value-type="float" office:value="1.32" calcext:value-type="float">
            <text:p>1.32</text:p>
          </table:table-cell>
          <table:table-cell table:formula="of:=SUM([.C3:.C5])/3" office:value-type="float" office:value="1.41" calcext:value-type="float">
            <text:p>1.41</text:p>
          </table:table-cell>
          <table:table-cell office:value-type="float" office:value="1.42" calcext:value-type="float">
            <text:p>1.42</text:p>
          </table:table-cell>
          <table:table-cell table:formula="of:=SUM([.E3:.E5])/3" office:value-type="float" office:value="1.47" calcext:value-type="float">
            <text:p>1.47</text:p>
          </table:table-cell>
          <table:table-cell office:value-type="float" office:value="1.22" calcext:value-type="float">
            <text:p>1.22</text:p>
          </table:table-cell>
          <table:table-cell table:formula="of:=SUM([.G3:.G5])/3" office:value-type="float" office:value="1.36666666666667" calcext:value-type="float">
            <text:p>1.36666666666667</text:p>
          </table:table-cell>
          <table:table-cell office:value-type="float" office:value="1.35" calcext:value-type="float">
            <text:p>1.35</text:p>
          </table:table-cell>
          <table:table-cell table:formula="of:=SUM([.I3:.I5])/3" office:value-type="float" office:value="1.30666666666667" calcext:value-type="float">
            <text:p>1.30666666666667</text:p>
          </table:table-cell>
          <table:table-cell office:value-type="float" office:value="1.37" calcext:value-type="float">
            <text:p>1.37</text:p>
          </table:table-cell>
          <table:table-cell table:formula="of:=SUM([.K3:.K5])/3" office:value-type="float" office:value="1.33" calcext:value-type="float">
            <text:p>1.33</text:p>
          </table:table-cell>
          <table:table-cell office:value-type="float" office:value="1.52" calcext:value-type="float">
            <text:p>1.52</text:p>
          </table:table-cell>
          <table:table-cell table:formula="of:=SUM([.M3:.M5])/3" office:value-type="float" office:value="1.39" calcext:value-type="float">
            <text:p>1.39</text:p>
          </table:table-cell>
          <table:table-cell office:value-type="float" office:value="1.26" calcext:value-type="float">
            <text:p>1.26</text:p>
          </table:table-cell>
          <table:table-cell table:formula="of:=SUM([.O3:.O5])/3" office:value-type="float" office:value="1.22" calcext:value-type="float">
            <text:p>1.22</text:p>
          </table:table-cell>
          <table:table-cell office:value-type="float" office:value="1.27" calcext:value-type="float">
            <text:p>1.27</text:p>
          </table:table-cell>
          <table:table-cell table:formula="of:=SUM([.Q3:.Q5])/3" office:value-type="float" office:value="1.24" calcext:value-type="float">
            <text:p>1.24</text:p>
          </table:table-cell>
          <table:table-cell office:value-type="float" office:value="1.35" calcext:value-type="float">
            <text:p>1.35</text:p>
          </table:table-cell>
          <table:table-cell table:formula="of:=SUM([.S3:.S5])/3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/>
          <table:table-cell office:value-type="float" office:value="1.49" calcext:value-type="float">
            <text:p>1.49</text:p>
          </table:table-cell>
          <table:table-cell/>
          <table:table-cell office:value-type="float" office:value="1.48" calcext:value-type="float">
            <text:p>1.48</text:p>
          </table:table-cell>
          <table:table-cell/>
          <table:table-cell office:value-type="float" office:value="1.49" calcext:value-type="float">
            <text:p>1.49</text:p>
          </table:table-cell>
          <table:table-cell/>
          <table:table-cell office:value-type="float" office:value="1.35" calcext:value-type="float">
            <text:p>1.35</text:p>
          </table:table-cell>
          <table:table-cell/>
          <table:table-cell office:value-type="float" office:value="1.37" calcext:value-type="float">
            <text:p>1.37</text:p>
          </table:table-cell>
          <table:table-cell/>
          <table:table-cell office:value-type="float" office:value="1.47" calcext:value-type="float">
            <text:p>1.47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1.17" calcext:value-type="float">
            <text:p>1.17</text:p>
          </table:table-cell>
          <table:table-cell/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/>
          <table:table-cell office:value-type="float" office:value="1.42" calcext:value-type="float">
            <text:p>1.42</text:p>
          </table:table-cell>
          <table:table-cell/>
          <table:table-cell office:value-type="float" office:value="1.51" calcext:value-type="float">
            <text:p>1.51</text:p>
          </table:table-cell>
          <table:table-cell/>
          <table:table-cell office:value-type="float" office:value="1.39" calcext:value-type="float">
            <text:p>1.39</text:p>
          </table:table-cell>
          <table:table-cell/>
          <table:table-cell office:value-type="float" office:value="1.22" calcext:value-type="float">
            <text:p>1.22</text:p>
          </table:table-cell>
          <table:table-cell/>
          <table:table-cell office:value-type="float" office:value="1.25" calcext:value-type="float">
            <text:p>1.25</text:p>
          </table:table-cell>
          <table:table-cell/>
          <table:table-cell office:value-type="float" office:value="1.18" calcext:value-type="float">
            <text:p>1.18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1.28" calcext:value-type="float">
            <text:p>1.28</text:p>
          </table:table-cell>
          <table:table-cell/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formula="of:=SUM([.A7:.A9])/3" office:value-type="float" office:value="2.23666666666667" calcext:value-type="float">
            <text:p>2.23666666666667</text:p>
          </table:table-cell>
          <table:table-cell office:value-type="float" office:value="2.51" calcext:value-type="float">
            <text:p>2.51</text:p>
          </table:table-cell>
          <table:table-cell table:formula="of:=SUM([.C7:.C9])/3" office:value-type="float" office:value="2.49" calcext:value-type="float">
            <text:p>2.49</text:p>
          </table:table-cell>
          <table:table-cell office:value-type="float" office:value="2.64" calcext:value-type="float">
            <text:p>2.64</text:p>
          </table:table-cell>
          <table:table-cell table:formula="of:=SUM([.E7:.E9])/3" office:value-type="float" office:value="2.47666666666667" calcext:value-type="float">
            <text:p>2.47666666666667</text:p>
          </table:table-cell>
          <table:table-cell office:value-type="float" office:value="2.35" calcext:value-type="float">
            <text:p>2.35</text:p>
          </table:table-cell>
          <table:table-cell table:formula="of:=SUM([.G7:.G9])/3" office:value-type="float" office:value="2.55333333333333" calcext:value-type="float">
            <text:p>2.55333333333333</text:p>
          </table:table-cell>
          <table:table-cell office:value-type="float" office:value="2.35" calcext:value-type="float">
            <text:p>2.35</text:p>
          </table:table-cell>
          <table:table-cell table:formula="of:=SUM([.I7:.I9])/3" office:value-type="float" office:value="2.36333333333333" calcext:value-type="float">
            <text:p>2.36333333333333</text:p>
          </table:table-cell>
          <table:table-cell office:value-type="float" office:value="2.37" calcext:value-type="float">
            <text:p>2.37</text:p>
          </table:table-cell>
          <table:table-cell table:formula="of:=SUM([.K7:.K9])/3" office:value-type="float" office:value="2.37666666666667" calcext:value-type="float">
            <text:p>2.37666666666667</text:p>
          </table:table-cell>
          <table:table-cell office:value-type="float" office:value="2.55" calcext:value-type="float">
            <text:p>2.55</text:p>
          </table:table-cell>
          <table:table-cell table:formula="of:=SUM([.M7:.M9])/3" office:value-type="float" office:value="2.60666666666667" calcext:value-type="float">
            <text:p>2.60666666666667</text:p>
          </table:table-cell>
          <table:table-cell office:value-type="float" office:value="2.48" calcext:value-type="float">
            <text:p>2.48</text:p>
          </table:table-cell>
          <table:table-cell table:formula="of:=SUM([.O7:.O9])/3" office:value-type="float" office:value="2.37666666666667" calcext:value-type="float">
            <text:p>2.37666666666667</text:p>
          </table:table-cell>
          <table:table-cell office:value-type="float" office:value="2.39" calcext:value-type="float">
            <text:p>2.39</text:p>
          </table:table-cell>
          <table:table-cell table:formula="of:=SUM([.Q7:.Q9])/3" office:value-type="float" office:value="2.39" calcext:value-type="float">
            <text:p>2.39</text:p>
          </table:table-cell>
          <table:table-cell office:value-type="float" office:value="2.53" calcext:value-type="float">
            <text:p>2.53</text:p>
          </table:table-cell>
          <table:table-cell table:formula="of:=SUM([.S7:.S9])/3"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/>
          <table:table-cell office:value-type="float" office:value="2.58" calcext:value-type="float">
            <text:p>2.58</text:p>
          </table:table-cell>
          <table:table-cell/>
          <table:table-cell office:value-type="float" office:value="2.51" calcext:value-type="float">
            <text:p>2.51</text:p>
          </table:table-cell>
          <table:table-cell/>
          <table:table-cell office:value-type="float" office:value="2.71" calcext:value-type="float">
            <text:p>2.71</text:p>
          </table:table-cell>
          <table:table-cell/>
          <table:table-cell office:value-type="float" office:value="2.37" calcext:value-type="float">
            <text:p>2.37</text:p>
          </table:table-cell>
          <table:table-cell/>
          <table:table-cell office:value-type="float" office:value="2.37" calcext:value-type="float">
            <text:p>2.37</text:p>
          </table:table-cell>
          <table:table-cell/>
          <table:table-cell office:value-type="float" office:value="2.56" calcext:value-type="float">
            <text:p>2.56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office:value-type="float" office:value="2.39" calcext:value-type="float">
            <text:p>2.39</text:p>
          </table:table-cell>
          <table:table-cell/>
          <table:table-cell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/>
          <table:table-cell office:value-type="float" office:value="2.38" calcext:value-type="float">
            <text:p>2.38</text:p>
          </table:table-cell>
          <table:table-cell/>
          <table:table-cell office:value-type="float" office:value="2.28" calcext:value-type="float">
            <text:p>2.28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2.37" calcext:value-type="float">
            <text:p>2.37</text:p>
          </table:table-cell>
          <table:table-cell/>
          <table:table-cell office:value-type="float" office:value="2.39" calcext:value-type="float">
            <text:p>2.39</text:p>
          </table:table-cell>
          <table:table-cell/>
          <table:table-cell office:value-type="float" office:value="2.71" calcext:value-type="float">
            <text:p>2.71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2.39" calcext:value-type="float">
            <text:p>2.39</text:p>
          </table:table-cell>
          <table:table-cell/>
          <table:table-cell office:value-type="float" office:value="2.35" calcext:value-type="float">
            <text:p>2.3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LCULATION FOR THE SCATTER PLO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igma V</text:p>
          </table:table-cell>
          <table:table-cell office:value-type="string" calcext:value-type="string">
            <text:p>rsmall</text:p>
          </table:table-cell>
          <table:table-cell office:value-type="string" calcext:value-type="string">
            <text:p>rbig</text:p>
          </table:table-cell>
          <table:table-cell office:value-type="string" calcext:value-type="string">
            <text:p>sigma r big/small</text:p>
          </table:table-cell>
          <table:table-cell/>
          <table:table-cell office:value-type="string" calcext:value-type="string">
            <text:p>1/sqrtV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n theta (rsmall)</text:p>
          </table:table-cell>
          <table:table-cell office:value-type="string" calcext:value-type="string">
            <text:p>sin theta(rbig)</text:p>
          </table:table-cell>
          <table:table-cell office:value-type="string" calcext:value-type="string">
            <text:p>sigma sinsmall</text:p>
          </table:table-cell>
          <table:table-cell office:value-type="string" calcext:value-type="string">
            <text:p>sigma sinbig</text:p>
          </table:table-cell>
          <table:table-cell table:number-columns-repeated="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B3]" office:value-type="float" office:value="1.29" calcext:value-type="float">
            <text:p>1.29</text:p>
          </table:table-cell>
          <table:table-cell table:formula="of:=[.B7]" office:value-type="float" office:value="2.23666666666667" calcext:value-type="float">
            <text:p>2.23666666666667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14])" office:value-type="float" office:value="0.466252404120157" calcext:value-type="float">
            <text:p>0.466252404120157</text:p>
          </table:table-cell>
          <table:table-cell table:formula="of:=(1/2)*([.A14]^(-3/2))*[.B14]" office:value-type="float" office:value="0.00506796091434953" calcext:value-type="float">
            <text:p>0.00506796091435</text:p>
          </table:table-cell>
          <table:table-cell table:formula="of:=SIN(ATAN([.C14]/14)/2)" office:value-type="float" office:value="0.0459255425801901" calcext:value-type="float">
            <text:p>0.04592554258019</text:p>
          </table:table-cell>
          <table:table-cell table:formula="of:=SIN(ATAN([.D14]/14)/2)" office:value-type="float" office:value="0.0791287416153581" calcext:value-type="float">
            <text:p>0.079128741615358</text:p>
          </table:table-cell>
          <table:table-cell table:formula="of:=(COS(ATAN([.C14]/14)/2))*(1/([.C14]^2/14^2+1)/2/14*[.E14])" office:value-type="float" office:value="0.00204244858296433" calcext:value-type="float">
            <text:p>0.002042448582964</text:p>
          </table:table-cell>
          <table:table-cell table:formula="of:=(COS(ATAN([.D14]/14)/2))*(1/([.D14]^2/14^2+1)/2/14*[.E14])" office:value-type="float" office:value="0.00200434122228806" calcext:value-type="float">
            <text:p>0.002004341222288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table:formula="of:=[.D3]" office:value-type="float" office:value="1.41" calcext:value-type="float">
            <text:p>1.41</text:p>
          </table:table-cell>
          <table:table-cell table:formula="of:=[.D7]" office:value-type="float" office:value="2.49" calcext:value-type="float">
            <text:p>2.49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15])" office:value-type="float" office:value="0.456435464587638" calcext:value-type="float">
            <text:p>0.456435464587638</text:p>
          </table:table-cell>
          <table:table-cell table:formula="of:=(1/2)*([.A15]^(-3/2))*[.B15]" office:value-type="float" office:value="0.00475453608945457" calcext:value-type="float">
            <text:p>0.004754536089455</text:p>
          </table:table-cell>
          <table:table-cell table:formula="of:=SIN(ATAN([.C15]/14)/2)" office:value-type="float" office:value="0.050166841521282" calcext:value-type="float">
            <text:p>0.050166841521282</text:p>
          </table:table-cell>
          <table:table-cell table:formula="of:=SIN(ATAN([.D15]/14)/2)" office:value-type="float" office:value="0.087894712263231" calcext:value-type="float">
            <text:p>0.087894712263231</text:p>
          </table:table-cell>
          <table:table-cell table:formula="of:=(COS(ATAN([.C15]/14)/2))*(1/([.C15]^2/14^2+1)/2/14*[.E15])" office:value-type="float" office:value="0.00203868974718822" calcext:value-type="float">
            <text:p>0.002038689747188</text:p>
          </table:table-cell>
          <table:table-cell table:formula="of:=(COS(ATAN([.D15]/14)/2))*(1/([.D15]^2/14^2+1)/2/14*[.E15])" office:value-type="float" office:value="0.00199100323777187" calcext:value-type="float">
            <text:p>0.001991003237772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table:formula="of:=[.F3]" office:value-type="float" office:value="1.47" calcext:value-type="float">
            <text:p>1.47</text:p>
          </table:table-cell>
          <table:table-cell table:formula="of:=[.F7]" office:value-type="float" office:value="2.47666666666667" calcext:value-type="float">
            <text:p>2.47666666666667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16])" office:value-type="float" office:value="0.476731294622796" calcext:value-type="float">
            <text:p>0.476731294622796</text:p>
          </table:table-cell>
          <table:table-cell table:formula="of:=(1/2)*([.A16]^(-3/2))*[.B16]" office:value-type="float" office:value="0.00541740107525905" calcext:value-type="float">
            <text:p>0.005417401075259</text:p>
          </table:table-cell>
          <table:table-cell table:formula="of:=SIN(ATAN([.C16]/14)/2)" office:value-type="float" office:value="0.0522844780756226" calcext:value-type="float">
            <text:p>0.052284478075623</text:p>
          </table:table-cell>
          <table:table-cell table:formula="of:=SIN(ATAN([.D16]/14)/2)" office:value-type="float" office:value="0.087434825032343" calcext:value-type="float">
            <text:p>0.087434825032343</text:p>
          </table:table-cell>
          <table:table-cell table:formula="of:=(COS(ATAN([.C16]/14)/2))*(1/([.C16]^2/14^2+1)/2/14*[.E16])" office:value-type="float" office:value="0.00203669044340171" calcext:value-type="float">
            <text:p>0.002036690443402</text:p>
          </table:table-cell>
          <table:table-cell table:formula="of:=(COS(ATAN([.D16]/14)/2))*(1/([.D16]^2/14^2+1)/2/14*[.E16])" office:value-type="float" office:value="0.00199173644050284" calcext:value-type="float">
            <text:p>0.001991736440503</text:p>
          </table:table-cell>
          <table:table-cell table:number-columns-repeated="8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table:formula="of:=[.H3]" office:value-type="float" office:value="1.36666666666667" calcext:value-type="float">
            <text:p>1.36666666666667</text:p>
          </table:table-cell>
          <table:table-cell table:formula="of:=[.H7]" office:value-type="float" office:value="2.55333333333333" calcext:value-type="float">
            <text:p>2.55333333333333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17])" office:value-type="float" office:value="0.487950036474267" calcext:value-type="float">
            <text:p>0.487950036474267</text:p>
          </table:table-cell>
          <table:table-cell table:formula="of:=(1/2)*([.A17]^(-3/2))*[.B17]" office:value-type="float" office:value="0.00580892900564603" calcext:value-type="float">
            <text:p>0.005808929005646</text:p>
          </table:table-cell>
          <table:table-cell table:formula="of:=SIN(ATAN([.C17]/14)/2)" office:value-type="float" office:value="0.0486361661470499" calcext:value-type="float">
            <text:p>0.04863616614705</text:p>
          </table:table-cell>
          <table:table-cell table:formula="of:=SIN(ATAN([.D17]/14)/2)" office:value-type="float" office:value="0.0900768454344518" calcext:value-type="float">
            <text:p>0.090076845434452</text:p>
          </table:table-cell>
          <table:table-cell table:formula="of:=(COS(ATAN([.C17]/14)/2))*(1/([.C17]^2/14^2+1)/2/14*[.E17])" office:value-type="float" office:value="0.00204008410036954" calcext:value-type="float">
            <text:p>0.00204008410037</text:p>
          </table:table-cell>
          <table:table-cell table:formula="of:=(COS(ATAN([.D17]/14)/2))*(1/([.D17]^2/14^2+1)/2/14*[.E17])" office:value-type="float" office:value="0.00198747400940295" calcext:value-type="float">
            <text:p>0.001987474009403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table:formula="of:=[.J3]" office:value-type="float" office:value="1.30666666666667" calcext:value-type="float">
            <text:p>1.30666666666667</text:p>
          </table:table-cell>
          <table:table-cell table:formula="of:=[.J7]" office:value-type="float" office:value="2.36333333333333" calcext:value-type="float">
            <text:p>2.36333333333333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18])" office:value-type="float" office:value="0.461265604014443" calcext:value-type="float">
            <text:p>0.461265604014443</text:p>
          </table:table-cell>
          <table:table-cell table:formula="of:=(1/2)*([.A18]^(-3/2))*[.B18]" office:value-type="float" office:value="0.00490708089377067" calcext:value-type="float">
            <text:p>0.004907080893771</text:p>
          </table:table-cell>
          <table:table-cell table:formula="of:=SIN(ATAN([.C18]/14)/2)" office:value-type="float" office:value="0.046515074269549" calcext:value-type="float">
            <text:p>0.046515074269549</text:p>
          </table:table-cell>
          <table:table-cell table:formula="of:=SIN(ATAN([.D18]/14)/2)" office:value-type="float" office:value="0.0835190431836559" calcext:value-type="float">
            <text:p>0.083519043183656</text:p>
          </table:table-cell>
          <table:table-cell table:formula="of:=(COS(ATAN([.C18]/14)/2))*(1/([.C18]^2/14^2+1)/2/14*[.E18])" office:value-type="float" office:value="0.00204194573525408" calcext:value-type="float">
            <text:p>0.002041945735254</text:p>
          </table:table-cell>
          <table:table-cell table:formula="of:=(COS(ATAN([.D18]/14)/2))*(1/([.D18]^2/14^2+1)/2/14*[.E18])" office:value-type="float" office:value="0.00199782965144245" calcext:value-type="float">
            <text:p>0.001997829651442</text:p>
          </table:table-cell>
          <table:table-cell table:number-columns-repeated="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table:formula="of:=[.L3]" office:value-type="float" office:value="1.33" calcext:value-type="float">
            <text:p>1.33</text:p>
          </table:table-cell>
          <table:table-cell table:formula="of:=[.L7]" office:value-type="float" office:value="2.37666666666667" calcext:value-type="float">
            <text:p>2.37666666666667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19])" office:value-type="float" office:value="0.451753951452626" calcext:value-type="float">
            <text:p>0.451753951452626</text:p>
          </table:table-cell>
          <table:table-cell table:formula="of:=(1/2)*([.A19]^(-3/2))*[.B19]" office:value-type="float" office:value="0.00460973419849618" calcext:value-type="float">
            <text:p>0.004609734198496</text:p>
          </table:table-cell>
          <table:table-cell table:formula="of:=SIN(ATAN([.C19]/14)/2)" office:value-type="float" office:value="0.0473401728578078" calcext:value-type="float">
            <text:p>0.047340172857808</text:p>
          </table:table-cell>
          <table:table-cell table:formula="of:=SIN(ATAN([.D19]/14)/2)" office:value-type="float" office:value="0.0839803409713112" calcext:value-type="float">
            <text:p>0.083980340971311</text:p>
          </table:table-cell>
          <table:table-cell table:formula="of:=(COS(ATAN([.C19]/14)/2))*(1/([.C19]^2/14^2+1)/2/14*[.E19])" office:value-type="float" office:value="0.00204123131166467" calcext:value-type="float">
            <text:p>0.002041231311665</text:p>
          </table:table-cell>
          <table:table-cell table:formula="of:=(COS(ATAN([.D19]/14)/2))*(1/([.D19]^2/14^2+1)/2/14*[.E19])" office:value-type="float" office:value="0.00199712579591113" calcext:value-type="float">
            <text:p>0.001997125795911</text:p>
          </table:table-cell>
          <table:table-cell table:number-columns-repeated="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N3]" office:value-type="float" office:value="1.39" calcext:value-type="float">
            <text:p>1.39</text:p>
          </table:table-cell>
          <table:table-cell table:formula="of:=[.N7]" office:value-type="float" office:value="2.60666666666667" calcext:value-type="float">
            <text:p>2.60666666666667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20])" office:value-type="float" office:value="0.466252404120157" calcext:value-type="float">
            <text:p>0.466252404120157</text:p>
          </table:table-cell>
          <table:table-cell table:formula="of:=(1/2)*([.A20]^(-3/2))*[.B20]" office:value-type="float" office:value="0.00506796091434953" calcext:value-type="float">
            <text:p>0.00506796091435</text:p>
          </table:table-cell>
          <table:table-cell table:formula="of:=SIN(ATAN([.C20]/14)/2)" office:value-type="float" office:value="0.0494605060574615" calcext:value-type="float">
            <text:p>0.049460506057462</text:p>
          </table:table-cell>
          <table:table-cell table:formula="of:=SIN(ATAN([.D20]/14)/2)" office:value-type="float" office:value="0.0919113993990756" calcext:value-type="float">
            <text:p>0.091911399399076</text:p>
          </table:table-cell>
          <table:table-cell table:formula="of:=(COS(ATAN([.C20]/14)/2))*(1/([.C20]^2/14^2+1)/2/14*[.E20])" office:value-type="float" office:value="0.00203933847580368" calcext:value-type="float">
            <text:p>0.002039338475804</text:p>
          </table:table-cell>
          <table:table-cell table:formula="of:=(COS(ATAN([.D20]/14)/2))*(1/([.D20]^2/14^2+1)/2/14*[.E20])" office:value-type="float" office:value="0.00198444286846946" calcext:value-type="float">
            <text:p>0.001984442868469</text:p>
          </table:table-cell>
          <table:table-cell table:number-columns-repeated="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P3]" office:value-type="float" office:value="1.22" calcext:value-type="float">
            <text:p>1.22</text:p>
          </table:table-cell>
          <table:table-cell table:formula="of:=[.P7]" office:value-type="float" office:value="2.37666666666667" calcext:value-type="float">
            <text:p>2.37666666666667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21])" office:value-type="float" office:value="0.466252404120157" calcext:value-type="float">
            <text:p>0.466252404120157</text:p>
          </table:table-cell>
          <table:table-cell table:formula="of:=(1/2)*([.A21]^(-3/2))*[.B21]" office:value-type="float" office:value="0.00506796091434953" calcext:value-type="float">
            <text:p>0.00506796091435</text:p>
          </table:table-cell>
          <table:table-cell table:formula="of:=SIN(ATAN([.C21]/14)/2)" office:value-type="float" office:value="0.0434479551015343" calcext:value-type="float">
            <text:p>0.043447955101534</text:p>
          </table:table-cell>
          <table:table-cell table:formula="of:=SIN(ATAN([.D21]/14)/2)" office:value-type="float" office:value="0.0839803409713112" calcext:value-type="float">
            <text:p>0.083980340971311</text:p>
          </table:table-cell>
          <table:table-cell table:formula="of:=(COS(ATAN([.C21]/14)/2))*(1/([.C21]^2/14^2+1)/2/14*[.E21])" office:value-type="float" office:value="0.00204449249066245" calcext:value-type="float">
            <text:p>0.002044492490662</text:p>
          </table:table-cell>
          <table:table-cell table:formula="of:=(COS(ATAN([.D21]/14)/2))*(1/([.D21]^2/14^2+1)/2/14*[.E21])" office:value-type="float" office:value="0.00199712579591113" calcext:value-type="float">
            <text:p>0.001997125795911</text:p>
          </table:table-cell>
          <table:table-cell table:number-columns-repeated="8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table:formula="of:=[.R3]" office:value-type="float" office:value="1.24" calcext:value-type="float">
            <text:p>1.24</text:p>
          </table:table-cell>
          <table:table-cell table:formula="of:=[.R7]" office:value-type="float" office:value="2.39" calcext:value-type="float">
            <text:p>2.39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22])" office:value-type="float" office:value="0.506369683541833" calcext:value-type="float">
            <text:p>0.506369683541833</text:p>
          </table:table-cell>
          <table:table-cell table:formula="of:=(1/2)*([.A22]^(-3/2))*[.B22]" office:value-type="float" office:value="0.00649191901976709" calcext:value-type="float">
            <text:p>0.006491919019767</text:p>
          </table:table-cell>
          <table:table-cell table:formula="of:=SIN(ATAN([.C22]/14)/2)" office:value-type="float" office:value="0.0441560891347697" calcext:value-type="float">
            <text:p>0.04415608913477</text:p>
          </table:table-cell>
          <table:table-cell table:formula="of:=SIN(ATAN([.D22]/14)/2)" office:value-type="float" office:value="0.0844414758083694" calcext:value-type="float">
            <text:p>0.08444147580837</text:p>
          </table:table-cell>
          <table:table-cell table:formula="of:=(COS(ATAN([.C22]/14)/2))*(1/([.C22]^2/14^2+1)/2/14*[.E22])" office:value-type="float" office:value="0.00204391975549972" calcext:value-type="float">
            <text:p>0.0020439197555</text:p>
          </table:table-cell>
          <table:table-cell table:formula="of:=(COS(ATAN([.D22]/14)/2))*(1/([.D22]^2/14^2+1)/2/14*[.E22])" office:value-type="float" office:value="0.00199641845913643" calcext:value-type="float">
            <text:p>0.001996418459136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table:formula="of:=[.T3]" office:value-type="float" office:value="1.35" calcext:value-type="float">
            <text:p>1.35</text:p>
          </table:table-cell>
          <table:table-cell table:formula="of:=[.T7]" office:value-type="float" office:value="2.41" calcext:value-type="float">
            <text:p>2.41</text:p>
          </table:table-cell>
          <table:table-cell table:formula="of:=SQRT(3*(0.1/3)^2)" office:value-type="float" office:value="0.0577350269189626" calcext:value-type="float">
            <text:p>0.057735026918963</text:p>
          </table:table-cell>
          <table:table-cell/>
          <table:table-cell table:formula="of:=1/SQRT([.A23])" office:value-type="float" office:value="0.476731294622796" calcext:value-type="float">
            <text:p>0.476731294622796</text:p>
          </table:table-cell>
          <table:table-cell table:formula="of:=(1/2)*([.A23]^(-3/2))*[.B23]" office:value-type="float" office:value="0.00541740107525905" calcext:value-type="float">
            <text:p>0.005417401075259</text:p>
          </table:table-cell>
          <table:table-cell table:formula="of:=SIN(ATAN([.C23]/14)/2)" office:value-type="float" office:value="0.0480471686436722" calcext:value-type="float">
            <text:p>0.048047168643672</text:p>
          </table:table-cell>
          <table:table-cell table:formula="of:=SIN(ATAN([.D23]/14)/2)" office:value-type="float" office:value="0.085132870775318" calcext:value-type="float">
            <text:p>0.085132870775318</text:p>
          </table:table-cell>
          <table:table-cell table:formula="of:=(COS(ATAN([.C23]/14)/2))*(1/([.C23]^2/14^2+1)/2/14*[.E23])" office:value-type="float" office:value="0.00204060927429792" calcext:value-type="float">
            <text:p>0.002040609274298</text:p>
          </table:table-cell>
          <table:table-cell table:formula="of:=(COS(ATAN([.D23]/14)/2))*(1/([.D23]^2/14^2+1)/2/14*[.E23])" office:value-type="float" office:value="0.0019953509432143" calcext:value-type="float">
            <text:p>0.001995350943214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ALCULATION OF THE WAVELENGTH USING THE VOLTAGE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lambda(m)</text:p>
          </table:table-cell>
          <table:table-cell office:value-type="string" calcext:value-type="string">
            <text:p>sigma lambda</text:p>
          </table:table-cell>
          <table:table-cell office:value-type="string" calcext:value-type="string">
            <text:p>V (kV)</text:p>
          </table:table-cell>
          <table:table-cell office:value-type="string" calcext:value-type="string">
            <text:p>sigma V</text:p>
          </table:table-cell>
          <table:table-cell table:number-columns-repeated="16"/>
        </table:table-row>
        <table:table-row table:style-name="ro1">
          <table:table-cell table:formula="of:=(6.626*10^(-34))/(SQRT(2*1.6E-019*9.1E-031*[.C31]))" office:value-type="float" office:value="0.000000000572501765603989" calcext:value-type="float">
            <text:p>5.72501765603989E-10</text:p>
          </table:table-cell>
          <table:table-cell table:formula="of:=(1/2)*6.626E-034*2*1.6E-019*9.1E-031/((2*1.6E-019*9.1E-031*[.C31])^(3/2))*[.D31]" office:value-type="float" office:value="0.00000000000622284527830423" calcext:value-type="float">
            <text:p>6.22284527830423E-12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32]))" office:value-type="float" office:value="0.000000000560447746867506" calcext:value-type="float">
            <text:p>5.60447746867506E-10</text:p>
          </table:table-cell>
          <table:table-cell table:formula="of:=(1/2)*6.626E-034*2*1.6E-019*9.1E-031/((2*1.6E-019*9.1E-031*[.C32])^(3/2))*[.D32]" office:value-type="float" office:value="0.00000000000583799736320319" calcext:value-type="float">
            <text:p>5.83799736320319E-12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33]))" office:value-type="float" office:value="0.000000000585368580362087" calcext:value-type="float">
            <text:p>5.85368580362087E-10</text:p>
          </table:table-cell>
          <table:table-cell table:formula="of:=(1/2)*6.626E-034*2*1.6E-019*9.1E-031/((2*1.6E-019*9.1E-031*[.C33])^(3/2))*[.D33]" office:value-type="float" office:value="0.0000000000066519156859328" calcext:value-type="float">
            <text:p>6.6519156859328E-1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34]))" office:value-type="float" office:value="0.000000000599143843419319" calcext:value-type="float">
            <text:p>5.99143843419319E-10</text:p>
          </table:table-cell>
          <table:table-cell table:formula="of:=(1/2)*6.626E-034*2*1.6E-019*9.1E-031/((2*1.6E-019*9.1E-031*[.C34])^(3/2))*[.D34]" office:value-type="float" office:value="0.00000000000713266480261094" calcext:value-type="float">
            <text:p>7.13266480261094E-1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35]))" office:value-type="float" office:value="0.000000000566378576018247" calcext:value-type="float">
            <text:p>5.66378576018247E-10</text:p>
          </table:table-cell>
          <table:table-cell table:formula="of:=(1/2)*6.626E-034*2*1.6E-019*9.1E-031/((2*1.6E-019*9.1E-031*[.C35])^(3/2))*[.D35]" office:value-type="float" office:value="0.00000000000602530400019412" calcext:value-type="float">
            <text:p>6.02530400019412E-12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36]))" office:value-type="float" office:value="0.000000000554699412892584" calcext:value-type="float">
            <text:p>5.54699412892584E-10</text:p>
          </table:table-cell>
          <table:table-cell table:formula="of:=(1/2)*6.626E-034*2*1.6E-019*9.1E-031/((2*1.6E-019*9.1E-031*[.C36])^(3/2))*[.D36]" office:value-type="float" office:value="0.00000000000566019809074065" calcext:value-type="float">
            <text:p>5.66019809074065E-12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37]))" office:value-type="float" office:value="0.000000000572501765603989" calcext:value-type="float">
            <text:p>5.72501765603989E-10</text:p>
          </table:table-cell>
          <table:table-cell table:formula="of:=(1/2)*6.626E-034*2*1.6E-019*9.1E-031/((2*1.6E-019*9.1E-031*[.C37])^(3/2))*[.D37]" office:value-type="float" office:value="0.00000000000622284527830423" calcext:value-type="float">
            <text:p>6.22284527830423E-12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38]))" office:value-type="float" office:value="0.000000000572501765603989" calcext:value-type="float">
            <text:p>5.72501765603989E-10</text:p>
          </table:table-cell>
          <table:table-cell table:formula="of:=(1/2)*6.626E-034*2*1.6E-019*9.1E-031/((2*1.6E-019*9.1E-031*[.C38])^(3/2))*[.D38]" office:value-type="float" office:value="0.00000000000622284527830423" calcext:value-type="float">
            <text:p>6.22284527830423E-12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39]))" office:value-type="float" office:value="0.000000000621760950322787" calcext:value-type="float">
            <text:p>6.21760950322787E-10</text:p>
          </table:table-cell>
          <table:table-cell table:formula="of:=(1/2)*6.626E-034*2*1.6E-019*9.1E-031/((2*1.6E-019*9.1E-031*[.C39])^(3/2))*[.D39]" office:value-type="float" office:value="0.00000000000797129423490752" calcext:value-type="float">
            <text:p>7.97129423490752E-1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formula="of:=(6.626*10^(-34))/(SQRT(2*1.6E-019*9.1E-031*[.C40]))" office:value-type="float" office:value="0.000000000585368580362087" calcext:value-type="float">
            <text:p>5.85368580362087E-10</text:p>
          </table:table-cell>
          <table:table-cell table:formula="of:=(1/2)*6.626E-034*2*1.6E-019*9.1E-031/((2*1.6E-019*9.1E-031*[.C40])^(3/2))*[.D40]" office:value-type="float" office:value="0.0000000000066519156859328" calcext:value-type="float">
            <text:p>6.6519156859328E-1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CALCULATION OF THE WAVELENGTH USING KNOWN D VALUES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V (kV)</text:p>
          </table:table-cell>
          <table:table-cell office:value-type="string" calcext:value-type="string">
            <text:p>lambda_small ring (m)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lambda_small ring (m)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weighted average</text:p>
          </table:table-cell>
          <table:table-cell office:value-type="string" calcext:value-type="string">
            <text:p>sigma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2*0.000000000123*[.I14]" office:value-type="float" office:value="0.0000000000112976834747268" calcext:value-type="float">
            <text:p>1.12976834747268E-11</text:p>
          </table:table-cell>
          <table:table-cell table:formula="of:=2*0.000000000123*[.K14]" office:value-type="float" office:value="0.000000000000502442351409225" calcext:value-type="float">
            <text:p>5.02442351409225E-13</text:p>
          </table:table-cell>
          <table:table-cell table:formula="of:=2*0.000000000213*[.J14]" office:value-type="float" office:value="0.0000000000337088439281426" calcext:value-type="float">
            <text:p>3.37088439281426E-11</text:p>
          </table:table-cell>
          <table:table-cell table:formula="of:=2*0.000000000213*[.L14]" office:value-type="float" office:value="0.000000000000853849360694715" calcext:value-type="float">
            <text:p>8.53849360694715E-13</text:p>
          </table:table-cell>
          <table:table-cell table:formula="of:=([.B47]*(1/[.C47])+[.D47]*(1/[.E47]))/(1/[.C47]+1/[.E47])" office:value-type="float" office:value="0.0000000000195999653920557" calcext:value-type="float">
            <text:p>1.95999653920557E-11</text:p>
          </table:table-cell>
          <table:table-cell table:formula="of:=SQRT(2/(1/[.C47]+1/[.E47])^2)" office:value-type="float" office:value="0.000000000000447331402879871" calcext:value-type="float">
            <text:p>4.47331402879871E-13</text:p>
          </table:table-cell>
          <table:table-cell table:number-columns-repeated="1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2*0.000000000123*[.I15]" office:value-type="float" office:value="0.0000000000123410430142354" calcext:value-type="float">
            <text:p>1.23410430142354E-11</text:p>
          </table:table-cell>
          <table:table-cell table:formula="of:=2*0.000000000123*[.K15]" office:value-type="float" office:value="0.000000000000501517677808302" calcext:value-type="float">
            <text:p>5.01517677808302E-13</text:p>
          </table:table-cell>
          <table:table-cell table:formula="of:=2*0.000000000213*[.J15]" office:value-type="float" office:value="0.0000000000374431474241364" calcext:value-type="float">
            <text:p>3.74431474241364E-11</text:p>
          </table:table-cell>
          <table:table-cell table:formula="of:=2*0.000000000213*[.L15]" office:value-type="float" office:value="0.000000000000848167379290815" calcext:value-type="float">
            <text:p>8.48167379290815E-13</text:p>
          </table:table-cell>
          <table:table-cell table:formula="of:=([.B48]*(1/[.C48])+[.D48]*(1/[.E48]))/(1/[.C48]+1/[.E48])" office:value-type="float" office:value="0.0000000000216685146681136" calcext:value-type="float">
            <text:p>2.16685146681136E-11</text:p>
          </table:table-cell>
          <table:table-cell table:formula="of:=SQRT(2/(1/[.C48]+1/[.E48])^2)" office:value-type="float" office:value="0.000000000000445707938589819" calcext:value-type="float">
            <text:p>4.45707938589819E-13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2*0.000000000123*[.I16]" office:value-type="float" office:value="0.0000000000128619816066032" calcext:value-type="float">
            <text:p>1.28619816066032E-11</text:p>
          </table:table-cell>
          <table:table-cell table:formula="of:=2*0.000000000123*[.K16]" office:value-type="float" office:value="0.00000000000050102584907682" calcext:value-type="float">
            <text:p>5.0102584907682E-13</text:p>
          </table:table-cell>
          <table:table-cell table:formula="of:=2*0.000000000213*[.J16]" office:value-type="float" office:value="0.0000000000372472354637781" calcext:value-type="float">
            <text:p>3.72472354637781E-11</text:p>
          </table:table-cell>
          <table:table-cell table:formula="of:=2*0.000000000213*[.L16]" office:value-type="float" office:value="0.000000000000848479723654211" calcext:value-type="float">
            <text:p>8.48479723654211E-13</text:p>
          </table:table-cell>
          <table:table-cell table:formula="of:=([.B49]*(1/[.C49])+[.D49]*(1/[.E49]))/(1/[.C49]+1/[.E49])" office:value-type="float" office:value="0.0000000000219154029229892" calcext:value-type="float">
            <text:p>2.19154029229892E-11</text:p>
          </table:table-cell>
          <table:table-cell table:formula="of:=SQRT(2/(1/[.C49]+1/[.E49])^2)" office:value-type="float" office:value="0.000000000000445494058785899" calcext:value-type="float">
            <text:p>4.45494058785899E-13</text:p>
          </table:table-cell>
          <table:table-cell table:number-columns-repeated="1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2*0.000000000123*[.I17]" office:value-type="float" office:value="0.0000000000119644968721743" calcext:value-type="float">
            <text:p>1.19644968721743E-11</text:p>
          </table:table-cell>
          <table:table-cell table:formula="of:=2*0.000000000123*[.K17]" office:value-type="float" office:value="0.000000000000501860688690907" calcext:value-type="float">
            <text:p>5.01860688690907E-13</text:p>
          </table:table-cell>
          <table:table-cell table:formula="of:=2*0.000000000213*[.J17]" office:value-type="float" office:value="0.0000000000383727361550765" calcext:value-type="float">
            <text:p>3.83727361550765E-11</text:p>
          </table:table-cell>
          <table:table-cell table:formula="of:=2*0.000000000213*[.L17]" office:value-type="float" office:value="0.000000000000846663928005657" calcext:value-type="float">
            <text:p>8.46663928005657E-13</text:p>
          </table:table-cell>
          <table:table-cell table:formula="of:=([.B50]*(1/[.C50])+[.D50]*(1/[.E50]))/(1/[.C50]+1/[.E50])" office:value-type="float" office:value="0.0000000000217924651491625" calcext:value-type="float">
            <text:p>2.17924651491625E-11</text:p>
          </table:table-cell>
          <table:table-cell table:formula="of:=SQRT(2/(1/[.C50]+1/[.E50])^2)" office:value-type="float" office:value="0.000000000000445605306989833" calcext:value-type="float">
            <text:p>4.45605306989833E-13</text:p>
          </table:table-cell>
          <table:table-cell table:number-columns-repeated="1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2*0.000000000123*[.I18]" office:value-type="float" office:value="0.0000000000114427082703091" calcext:value-type="float">
            <text:p>1.14427082703091E-11</text:p>
          </table:table-cell>
          <table:table-cell table:formula="of:=2*0.000000000123*[.K18]" office:value-type="float" office:value="0.000000000000502318650872504" calcext:value-type="float">
            <text:p>5.02318650872504E-13</text:p>
          </table:table-cell>
          <table:table-cell table:formula="of:=2*0.000000000213*[.J18]" office:value-type="float" office:value="0.0000000000355791123962374" calcext:value-type="float">
            <text:p>3.55791123962374E-11</text:p>
          </table:table-cell>
          <table:table-cell table:formula="of:=2*0.000000000213*[.L18]" office:value-type="float" office:value="0.000000000000851075431514482" calcext:value-type="float">
            <text:p>8.51075431514482E-13</text:p>
          </table:table-cell>
          <table:table-cell table:formula="of:=([.B51]*(1/[.C51])+[.D51]*(1/[.E51]))/(1/[.C51]+1/[.E51])" office:value-type="float" office:value="0.000000000020401049462452" calcext:value-type="float">
            <text:p>2.0401049462452E-11</text:p>
          </table:table-cell>
          <table:table-cell table:formula="of:=SQRT(2/(1/[.C51]+1/[.E51])^2)" office:value-type="float" office:value="0.0000000000004467227621205" calcext:value-type="float">
            <text:p>4.467227621205E-13</text:p>
          </table:table-cell>
          <table:table-cell table:number-columns-repeated="1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2*0.000000000123*[.I19]" office:value-type="float" office:value="0.0000000000116456825230207" calcext:value-type="float">
            <text:p>1.16456825230207E-11</text:p>
          </table:table-cell>
          <table:table-cell table:formula="of:=2*0.000000000123*[.K19]" office:value-type="float" office:value="0.00000000000050214290266951" calcext:value-type="float">
            <text:p>5.0214290266951E-13</text:p>
          </table:table-cell>
          <table:table-cell table:formula="of:=2*0.000000000213*[.J19]" office:value-type="float" office:value="0.0000000000357756252537786" calcext:value-type="float">
            <text:p>3.57756252537786E-11</text:p>
          </table:table-cell>
          <table:table-cell table:formula="of:=2*0.000000000213*[.L19]" office:value-type="float" office:value="0.000000000000850775589058141" calcext:value-type="float">
            <text:p>8.50775589058141E-13</text:p>
          </table:table-cell>
          <table:table-cell table:formula="of:=([.B52]*(1/[.C52])+[.D52]*(1/[.E52]))/(1/[.C52]+1/[.E52])" office:value-type="float" office:value="0.0000000000206016392625868" calcext:value-type="float">
            <text:p>2.06016392625868E-11</text:p>
          </table:table-cell>
          <table:table-cell table:formula="of:=SQRT(2/(1/[.C52]+1/[.E52])^2)" office:value-type="float" office:value="0.000000000000446566061547843" calcext:value-type="float">
            <text:p>4.46566061547843E-13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2*0.000000000123*[.I20]" office:value-type="float" office:value="0.0000000000121672844901355" calcext:value-type="float">
            <text:p>1.21672844901355E-11</text:p>
          </table:table-cell>
          <table:table-cell table:formula="of:=2*0.000000000123*[.K20]" office:value-type="float" office:value="0.000000000000501677265047706" calcext:value-type="float">
            <text:p>5.01677265047706E-13</text:p>
          </table:table-cell>
          <table:table-cell table:formula="of:=2*0.000000000213*[.J20]" office:value-type="float" office:value="0.0000000000391542561440062" calcext:value-type="float">
            <text:p>3.91542561440062E-11</text:p>
          </table:table-cell>
          <table:table-cell table:formula="of:=2*0.000000000213*[.L20]" office:value-type="float" office:value="0.000000000000845372661967988" calcext:value-type="float">
            <text:p>8.45372661967988E-13</text:p>
          </table:table-cell>
          <table:table-cell table:formula="of:=([.B53]*(1/[.C53])+[.D53]*(1/[.E53]))/(1/[.C53]+1/[.E53])" office:value-type="float" office:value="0.000000000022217951402852" calcext:value-type="float">
            <text:p>2.2217951402852E-11</text:p>
          </table:table-cell>
          <table:table-cell table:formula="of:=SQRT(2/(1/[.C53]+1/[.E53])^2)" office:value-type="float" office:value="0.000000000000445249996390909" calcext:value-type="float">
            <text:p>4.45249996390909E-13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2*0.000000000123*[.I21]" office:value-type="float" office:value="0.0000000000106881969549774" calcext:value-type="float">
            <text:p>1.06881969549774E-11</text:p>
          </table:table-cell>
          <table:table-cell table:formula="of:=2*0.000000000123*[.K21]" office:value-type="float" office:value="0.000000000000502945152702962" calcext:value-type="float">
            <text:p>5.02945152702962E-13</text:p>
          </table:table-cell>
          <table:table-cell table:formula="of:=2*0.000000000213*[.J21]" office:value-type="float" office:value="0.0000000000357756252537786" calcext:value-type="float">
            <text:p>3.57756252537786E-11</text:p>
          </table:table-cell>
          <table:table-cell table:formula="of:=2*0.000000000213*[.L21]" office:value-type="float" office:value="0.000000000000850775589058141" calcext:value-type="float">
            <text:p>8.50775589058141E-13</text:p>
          </table:table-cell>
          <table:table-cell table:formula="of:=([.B54]*(1/[.C54])+[.D54]*(1/[.E54]))/(1/[.C54]+1/[.E54])" office:value-type="float" office:value="0.0000000000200088788854696" calcext:value-type="float">
            <text:p>2.00088788854696E-11</text:p>
          </table:table-cell>
          <table:table-cell table:formula="of:=SQRT(2/(1/[.C54]+1/[.E54])^2)" office:value-type="float" office:value="0.000000000000447014449635815" calcext:value-type="float">
            <text:p>4.47014449635815E-13</text:p>
          </table:table-cell>
          <table:table-cell table:number-columns-repeated="1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2*0.000000000123*[.I22]" office:value-type="float" office:value="0.0000000000108623979271533" calcext:value-type="float">
            <text:p>1.08623979271533E-11</text:p>
          </table:table-cell>
          <table:table-cell table:formula="of:=2*0.000000000123*[.K22]" office:value-type="float" office:value="0.000000000000502804259852932" calcext:value-type="float">
            <text:p>5.02804259852932E-13</text:p>
          </table:table-cell>
          <table:table-cell table:formula="of:=2*0.000000000213*[.J22]" office:value-type="float" office:value="0.0000000000359720686943654" calcext:value-type="float">
            <text:p>3.59720686943654E-11</text:p>
          </table:table-cell>
          <table:table-cell table:formula="of:=2*0.000000000213*[.L22]" office:value-type="float" office:value="0.000000000000850474263592118" calcext:value-type="float">
            <text:p>8.50474263592118E-13</text:p>
          </table:table-cell>
          <table:table-cell table:formula="of:=([.B55]*(1/[.C55])+[.D55]*(1/[.E55]))/(1/[.C55]+1/[.E55])" office:value-type="float" office:value="0.0000000000201917778046368" calcext:value-type="float">
            <text:p>2.01917778046368E-11</text:p>
          </table:table-cell>
          <table:table-cell table:formula="of:=SQRT(2/(1/[.C55]+1/[.E55])^2)" office:value-type="float" office:value="0.000000000000446876927659515" calcext:value-type="float">
            <text:p>4.46876927659515E-13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2*0.000000000123*[.I23]" office:value-type="float" office:value="0.0000000000118196034863434" calcext:value-type="float">
            <text:p>1.18196034863434E-11</text:p>
          </table:table-cell>
          <table:table-cell table:formula="of:=2*0.000000000123*[.K23]" office:value-type="float" office:value="0.000000000000501989881477288" calcext:value-type="float">
            <text:p>5.01989881477288E-13</text:p>
          </table:table-cell>
          <table:table-cell table:formula="of:=2*0.000000000213*[.J23]" office:value-type="float" office:value="0.0000000000362666029502855" calcext:value-type="float">
            <text:p>3.62666029502855E-11</text:p>
          </table:table-cell>
          <table:table-cell table:formula="of:=2*0.000000000213*[.L23]" office:value-type="float" office:value="0.000000000000850019501809291" calcext:value-type="float">
            <text:p>8.50019501809291E-13</text:p>
          </table:table-cell>
          <table:table-cell table:formula="of:=([.B56]*(1/[.C56])+[.D56]*(1/[.E56]))/(1/[.C56]+1/[.E56])" office:value-type="float" office:value="0.0000000000208965718233141" calcext:value-type="float">
            <text:p>2.08965718233141E-11</text:p>
          </table:table-cell>
          <table:table-cell table:formula="of:=SQRT(2/(1/[.C56]+1/[.E56])^2)" office:value-type="float" office:value="0.000000000000446333151217059" calcext:value-type="float">
            <text:p>4.46333151217059E-1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6:30:53.669669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3:39:35.169924272</meta:creation-date>
    <dc:date>2019-10-25T22:09:07.076041117</dc:date>
    <meta:editing-duration>PT1H22M20S</meta:editing-duration>
    <meta:editing-cycles>2</meta:editing-cycles>
    <meta:generator>LibreOffice/6.0.7.3$Linux_X86_64 LibreOffice_project/00m0$Build-3</meta:generator>
    <meta:document-statistic meta:table-count="1" meta:cell-count="326" meta:object-count="0"/>
  </office:meta>
</office:document-meta>
</file>